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undedFifoBuffer.increment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undedFifoBuffer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edFifoBuffer.remov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oundedFifoBuffe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oundedFifoBuffe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edFifoBuff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undedFifoBuffer.readObject( ObjectInputStream 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oundedFifoBuffer.BoundedFifoBuffer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undedFifoBuffer.writeObject( Object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undedFifoBuffer.BoundedFifoBuffer( int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undedFifoBuffer.decrement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undedFifoBuffer.max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edFifoBuffer.BoundedFifo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edFifoBuffer.iterator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BoundedFifoBuffer.s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oundedFifoBuffer.add( Object 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oundedFifoBuffer.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undedFifoBuffer.isF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